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f5c2" officeooo:paragraph-rsid="0029eeb3"/>
    </style:style>
    <style:style style:name="P2" style:family="paragraph" style:parent-style-name="Standard">
      <style:paragraph-properties fo:text-align="justify" style:justify-single-word="false"/>
      <style:text-properties officeooo:rsid="000af5c2" officeooo:paragraph-rsid="000af5c2"/>
    </style:style>
    <style:style style:name="P3" style:family="paragraph" style:parent-style-name="Standard">
      <style:paragraph-properties fo:text-align="justify" style:justify-single-word="false"/>
      <style:text-properties officeooo:rsid="0026056c" officeooo:paragraph-rsid="0026056c"/>
    </style:style>
    <style:style style:name="P4" style:family="paragraph" style:parent-style-name="Standard">
      <style:paragraph-properties fo:line-height="150%"/>
      <style:text-properties fo:language="en" fo:country="GB" style:text-underline-style="solid" style:text-underline-width="auto" style:text-underline-color="font-color" officeooo:paragraph-rsid="002b6bb4"/>
    </style:style>
    <style:style style:name="P5" style:family="paragraph" style:parent-style-name="Standard">
      <style:paragraph-properties fo:text-align="justify" style:justify-single-word="false"/>
      <style:text-properties officeooo:rsid="002ed1c2" officeooo:paragraph-rsid="002ed1c2"/>
    </style:style>
    <style:style style:name="P6" style:family="paragraph" style:parent-style-name="Standard">
      <style:paragraph-properties fo:text-align="justify" style:justify-single-word="false"/>
      <style:text-properties fo:language="en" fo:country="GB" style:text-underline-style="solid" style:text-underline-width="auto" style:text-underline-color="font-color" officeooo:rsid="000af5c2" officeooo:paragraph-rsid="0029eeb3"/>
    </style:style>
    <style:style style:name="T1" style:family="text">
      <style:text-properties officeooo:rsid="000b8334"/>
    </style:style>
    <style:style style:name="T2" style:family="text">
      <style:text-properties officeooo:rsid="000c8665"/>
    </style:style>
    <style:style style:name="T3" style:family="text">
      <style:text-properties officeooo:rsid="000e54f2"/>
    </style:style>
    <style:style style:name="T4" style:family="text">
      <style:text-properties officeooo:rsid="0018677b"/>
    </style:style>
    <style:style style:name="T5" style:family="text">
      <style:text-properties officeooo:rsid="001eea7d"/>
    </style:style>
    <style:style style:name="T6" style:family="text">
      <style:text-properties fo:color="#ff3333" officeooo:rsid="000e54f2"/>
    </style:style>
    <style:style style:name="T7" style:family="text">
      <style:text-properties officeooo:rsid="002e879c"/>
    </style:style>
    <style:style style:name="T8" style:family="text">
      <style:text-properties officeooo:rsid="002e8aa6"/>
    </style:style>
    <style:style style:name="T9" style:family="text">
      <style:text-properties officeooo:rsid="00354a0b"/>
    </style:style>
    <style:style style:name="T10" style:family="text">
      <style:text-properties fo:color="#00cc00"/>
    </style:style>
    <style:style style:name="T11" style:family="text">
      <style:text-properties fo:color="#cc0000" officeooo:rsid="000e54f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Studying t</text:span>he ecology of asexuality <text:span text:style-name="T8">in chalcid wasps</text:span>.</text:p>
      <text:p text:style-name="P2"/>
      <text:p text:style-name="P5"/>
      <text:p text:style-name="P1">Asexual reproduction <text:span text:style-name="T7">provides certain advantages for colonization, however the ecological traits associated with this reproductive mode are rarely studied</text:span>. <text:span text:style-name="T9">There have been several claims and observations on the topic, but these have only been tested on small taxonomic groups. Notably, it has been suggested that asexual species tend to appear in smaller species, or that asexual species are more suceptible to environmental variablity</text:span>. <text:span text:style-name="T1">Some insect groups present high proportions of asexual species and are thus good system to study these hypotheses. For instance in the hymenoptera superfamily </text:span>Chalcidoidea, <text:span text:style-name="T5">many asexual species can be found. </text:span>In this <text:span text:style-name="T4">large scale comparative analysis</text:span>, <text:span text:style-name="T2">we</text:span> investigate <text:span text:style-name="T2">various ecological traits associated with asexual reproduction. We first compiled a detailed species list with asexual Chalcidoidea species, based on scientific literature. Ecological traits were then gathered both manually from the scientific literature, and automatically from an exhaustive online database</text:span>. <text:span text:style-name="T3">Although it has often been pointed out that asexuality often occurs in small species, pairwise analysis between asexual and sexual sister species revealed no significant association between reproduction mode and body size. </text:span><text:span text:style-name="T11">We also found asexual species to have more host species than their sexual relatives, indicating that they tend to be more generalist than their sexual counterparts. We found that asexuals can occupy more extreme latitudes than sexuals. </text:span><text:span text:style-name="T3">Finally, we found that asexuality tend to appear more often in already widespread species, rather than becoming widespread afterwards due to their ecological success. To our knowledge, this is the first time these hypotheses have been tested on such a large sca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7:42:22.157055759</meta:creation-date>
    <dc:date>2016-11-23T06:27:37.017157846</dc:date>
    <meta:editing-duration>PT6H49M55S</meta:editing-duration>
    <meta:editing-cycles>37</meta:editing-cycles>
    <meta:generator>LibreOffice/5.1.4.2$Linux_X86_64 LibreOffice_project/10m0$Build-2</meta:generator>
    <meta:document-statistic meta:table-count="0" meta:image-count="0" meta:object-count="0" meta:page-count="1" meta:paragraph-count="2" meta:word-count="261" meta:character-count="1787" meta:non-whitespace-character-count="1528"/>
  </office:meta>
</office:document-meta>
</file>